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in" style:line-height-at-least="0.1979in" fo:background-color="#FFFFFF"/>
    </style:style>
    <style:style style:name="T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" style:parent-style-name="Standard" style:family="paragraph">
      <style:paragraph-properties fo:margin-bottom="0in" style:line-height-at-least="0.1979in" fo:background-color="#FFFFFF"/>
    </style:style>
    <style:style style:name="T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6" style:parent-style-name="Standard" style:family="paragraph">
      <style:paragraph-properties fo:margin-bottom="0in" style:line-height-at-least="0.1979in" fo:background-color="#FFFFFF"/>
    </style:style>
    <style:style style:name="T7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8" style:parent-style-name="Standard" style:family="paragraph">
      <style:paragraph-properties fo:margin-bottom="0in" style:line-height-at-least="0.1979in" fo:background-color="#FFFFFF"/>
    </style:style>
    <style:style style:name="T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" style:parent-style-name="Standard" style:family="paragraph">
      <style:paragraph-properties fo:margin-bottom="0in" style:line-height-at-least="0.1979in" fo:background-color="#FFFFFF"/>
    </style:style>
    <style:style style:name="T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6" style:parent-style-name="Standard" style:family="paragraph">
      <style:paragraph-properties fo:margin-bottom="0in" style:line-height-at-least="0.1979in" fo:background-color="#FFFFFF"/>
    </style:style>
    <style:style style:name="T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1" style:parent-style-name="Standard" style:family="paragraph">
      <style:paragraph-properties fo:margin-bottom="0in" style:line-height-at-least="0.1979in" fo:background-color="#FFFFFF"/>
    </style:style>
    <style:style style:name="T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5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de" style:country-asian="DE"/>
    </style:style>
    <style:style style:name="T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style:language-asian="de" style:country-asian="DE"/>
    </style:style>
    <style:style style:name="T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7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style:language-asian="de" style:country-asian="DE"/>
    </style:style>
    <style:style style:name="T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2" style:parent-style-name="Standard" style:family="paragraph">
      <style:paragraph-properties fo:margin-bottom="0in" style:line-height-at-least="0.1979in" fo:background-color="#FFFFFF"/>
    </style:style>
    <style:style style:name="T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5" style:parent-style-name="Standard" style:family="paragraph">
      <style:paragraph-properties fo:margin-bottom="0in" style:line-height-at-least="0.1979in" fo:background-color="#FFFFFF"/>
    </style:style>
    <style:style style:name="T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0" style:parent-style-name="Standard" style:family="paragraph">
      <style:paragraph-properties fo:margin-bottom="0in" style:line-height-at-least="0.1979in" fo:background-color="#FFFFFF"/>
    </style:style>
    <style:style style:name="T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8" style:parent-style-name="Standard" style:family="paragraph">
      <style:paragraph-properties fo:margin-bottom="0in" style:line-height-at-least="0.1979in" fo:background-color="#FFFFFF"/>
    </style:style>
    <style:style style:name="T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8" style:parent-style-name="Standard" style:family="paragraph">
      <style:paragraph-properties fo:margin-bottom="0in" style:line-height-at-least="0.1979in" fo:background-color="#FFFFFF"/>
    </style:style>
    <style:style style:name="T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1" style:parent-style-name="Standard" style:family="paragraph">
      <style:paragraph-properties fo:margin-bottom="0in" style:line-height-at-least="0.1979in" fo:background-color="#FFFFFF"/>
    </style:style>
    <style:style style:name="T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4" style:parent-style-name="Standard" style:family="paragraph">
      <style:paragraph-properties fo:margin-bottom="0in" style:line-height-at-least="0.1979in" fo:background-color="#FFFFFF"/>
    </style:style>
    <style:style style:name="T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7" style:parent-style-name="Standard" style:family="paragraph">
      <style:paragraph-properties fo:margin-bottom="0in" style:line-height-at-least="0.1979in" fo:background-color="#FFFFFF"/>
    </style:style>
    <style:style style:name="T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6" style:parent-style-name="Standard" style:family="paragraph">
      <style:paragraph-properties fo:margin-bottom="0in" style:line-height-at-least="0.1979in" fo:background-color="#FFFFFF"/>
    </style:style>
    <style:style style:name="T1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5" style:parent-style-name="Standard" style:family="paragraph">
      <style:paragraph-properties fo:margin-bottom="0in" style:line-height-at-least="0.1979in" fo:background-color="#FFFFFF"/>
    </style:style>
    <style:style style:name="T1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8" style:parent-style-name="Standard" style:family="paragraph">
      <style:paragraph-properties fo:margin-bottom="0in" style:line-height-at-least="0.1979in" fo:background-color="#FFFFFF"/>
    </style:style>
    <style:style style:name="T1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31" style:parent-style-name="Standard" style:family="paragraph">
      <style:paragraph-properties fo:margin-bottom="0in" style:line-height-at-least="0.1979in" fo:background-color="#FFFFFF"/>
    </style:style>
    <style:style style:name="T1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3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3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3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36" style:parent-style-name="Standard" style:family="paragraph">
      <style:paragraph-properties fo:margin-bottom="0in" style:line-height-at-least="0.1979in" fo:background-color="#FFFFFF"/>
    </style:style>
    <style:style style:name="T1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39" style:parent-style-name="Standard" style:family="paragraph">
      <style:paragraph-properties fo:margin-bottom="0in" style:line-height-at-least="0.1979in" fo:background-color="#FFFFFF"/>
    </style:style>
    <style:style style:name="T1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1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7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style:language-asian="de" style:country-asian="DE"/>
    </style:style>
    <style:style style:name="T1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1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52" style:parent-style-name="Standard" style:family="paragraph">
      <style:paragraph-properties fo:margin-bottom="0in" style:line-height-at-least="0.1979in" fo:background-color="#FFFFFF"/>
    </style:style>
    <style:style style:name="T1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55" style:parent-style-name="Standard" style:family="paragraph">
      <style:paragraph-properties fo:margin-bottom="0in" style:line-height-at-least="0.1979in" fo:background-color="#FFFFFF"/>
    </style:style>
    <style:style style:name="T1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1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60" style:parent-style-name="Standard" style:family="paragraph">
      <style:paragraph-properties fo:margin-bottom="0in" style:line-height-at-least="0.1979in" fo:background-color="#FFFFFF"/>
    </style:style>
    <style:style style:name="T1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6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1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6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65" style:parent-style-name="Standard" style:family="paragraph">
      <style:paragraph-properties fo:margin-bottom="0in" style:line-height-at-least="0.1979in" fo:background-color="#FFFFFF"/>
    </style:style>
    <style:style style:name="T1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6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0" style:parent-style-name="Standard" style:family="paragraph">
      <style:paragraph-properties fo:margin-bottom="0in" style:line-height-at-least="0.1979in" fo:background-color="#FFFFFF"/>
    </style:style>
    <style:style style:name="T1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3" style:parent-style-name="Standard" style:family="paragraph">
      <style:paragraph-properties fo:margin-bottom="0in" style:line-height-at-least="0.1979in" fo:background-color="#FFFFFF"/>
    </style:style>
    <style:style style:name="T1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6" style:parent-style-name="Standard" style:family="paragraph">
      <style:paragraph-properties fo:margin-bottom="0in" style:line-height-at-least="0.1979in" fo:background-color="#FFFFFF"/>
    </style:style>
    <style:style style:name="T1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91" style:parent-style-name="Standard" style:family="paragraph">
      <style:paragraph-properties fo:margin-bottom="0in" style:line-height-at-least="0.1979in" fo:background-color="#FFFFFF"/>
    </style:style>
    <style:style style:name="T1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96" style:parent-style-name="Standard" style:family="paragraph">
      <style:paragraph-properties fo:margin-bottom="0in" style:line-height-at-least="0.1979in" fo:background-color="#FFFFFF"/>
    </style:style>
    <style:style style:name="T1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2" style:parent-style-name="Standard" style:family="paragraph">
      <style:paragraph-properties fo:margin-bottom="0in" style:line-height-at-least="0.1979in" fo:background-color="#FFFFFF"/>
    </style:style>
    <style:style style:name="T2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8" style:parent-style-name="Standard" style:family="paragraph">
      <style:paragraph-properties fo:margin-bottom="0in" style:line-height-at-least="0.1979in" fo:background-color="#FFFFFF"/>
    </style:style>
    <style:style style:name="T2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11" style:parent-style-name="Standard" style:family="paragraph">
      <style:paragraph-properties fo:margin-bottom="0in" style:line-height-at-least="0.1979in" fo:background-color="#FFFFFF"/>
    </style:style>
    <style:style style:name="T2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14" style:parent-style-name="Standard" style:family="paragraph">
      <style:paragraph-properties fo:margin-bottom="0in" style:line-height-at-least="0.1979in" fo:background-color="#FFFFFF"/>
    </style:style>
    <style:style style:name="T2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8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4" style:parent-style-name="Standard" style:family="paragraph">
      <style:paragraph-properties fo:margin-bottom="0in" style:line-height-at-least="0.1979in" fo:background-color="#FFFFFF"/>
    </style:style>
    <style:style style:name="T2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8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2" style:parent-style-name="Standard" style:family="paragraph">
      <style:paragraph-properties fo:margin-bottom="0in" style:line-height-at-least="0.1979in" fo:background-color="#FFFFFF"/>
    </style:style>
    <style:style style:name="T2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6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40" style:parent-style-name="Standard" style:family="paragraph">
      <style:paragraph-properties fo:margin-bottom="0in" style:line-height-at-least="0.1979in" fo:background-color="#FFFFFF"/>
    </style:style>
    <style:style style:name="T2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4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48" style:parent-style-name="Standard" style:family="paragraph">
      <style:paragraph-properties fo:margin-bottom="0in" style:line-height-at-least="0.1979in" fo:background-color="#FFFFFF"/>
    </style:style>
    <style:style style:name="T2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2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6" style:parent-style-name="Standard" style:family="paragraph">
      <style:paragraph-properties fo:margin-bottom="0in" style:line-height-at-least="0.1979in" fo:background-color="#FFFFFF"/>
    </style:style>
    <style:style style:name="T2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9" style:parent-style-name="Standard" style:family="paragraph">
      <style:paragraph-properties fo:margin-bottom="0in" style:line-height-at-least="0.1979in" fo:background-color="#FFFFFF"/>
    </style:style>
    <style:style style:name="T2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62" style:parent-style-name="Standard" style:family="paragraph">
      <style:paragraph-properties fo:margin-bottom="0in" style:line-height-at-least="0.1979in" fo:background-color="#FFFFFF"/>
    </style:style>
    <style:style style:name="T2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65" style:parent-style-name="Standard" style:family="paragraph">
      <style:paragraph-properties fo:margin-bottom="0in" style:line-height-at-least="0.1979in" fo:background-color="#FFFFFF"/>
    </style:style>
    <style:style style:name="T2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6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9" style:parent-style-name="Standard" style:family="paragraph">
      <style:paragraph-properties fo:margin-bottom="0in" style:line-height-at-least="0.1979in" fo:background-color="#FFFFFF"/>
    </style:style>
    <style:style style:name="T2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72" style:parent-style-name="Standard" style:family="paragraph">
      <style:paragraph-properties fo:margin-bottom="0in" style:line-height-at-least="0.1979in" fo:background-color="#FFFFFF"/>
    </style:style>
    <style:style style:name="T2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8" style:parent-style-name="Standard" style:family="paragraph">
      <style:paragraph-properties fo:margin-bottom="0in" style:line-height-at-least="0.1979in" fo:background-color="#FFFFFF"/>
    </style:style>
    <style:style style:name="T2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9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293" style:parent-style-name="Standard" style:family="paragraph">
      <style:paragraph-properties fo:margin-bottom="0in" style:line-height-at-least="0.1979in" fo:background-color="#FFFFFF"/>
    </style:style>
    <style:style style:name="T2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9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7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9" style:parent-style-name="Standard" style:family="paragraph">
      <style:paragraph-properties fo:margin-bottom="0in" style:line-height-at-least="0.1979in" fo:background-color="#FFFFFF"/>
    </style:style>
    <style:style style:name="T3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0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3" style:parent-style-name="Standard" style:family="paragraph">
      <style:paragraph-properties fo:margin-bottom="0in" style:line-height-at-least="0.1979in" fo:background-color="#FFFFFF"/>
    </style:style>
    <style:style style:name="T3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7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3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3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1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13" style:parent-style-name="Standard" style:family="paragraph">
      <style:paragraph-properties fo:margin-bottom="0in" style:line-height-at-least="0.1979in" fo:background-color="#FFFFFF"/>
    </style:style>
    <style:style style:name="T3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5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32" style:parent-style-name="Standard" style:family="paragraph">
      <style:paragraph-properties fo:margin-bottom="0in" style:line-height-at-least="0.1979in" fo:background-color="#FFFFFF"/>
    </style:style>
    <style:style style:name="T3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3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8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3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6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3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0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3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54" style:parent-style-name="Standard" style:family="paragraph">
      <style:paragraph-properties fo:margin-bottom="0in" style:line-height-at-least="0.1979in" fo:background-color="#FFFFFF"/>
    </style:style>
    <style:style style:name="T3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6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P357" style:parent-style-name="Standard" style:family="paragraph">
      <style:paragraph-properties fo:margin-bottom="0in" style:line-height-at-least="0.1979in" fo:background-color="#FFFFFF"/>
    </style:style>
    <style:style style:name="T3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60" style:parent-style-name="Standard" style:family="paragraph">
      <style:paragraph-properties fo:margin-bottom="0in" style:line-height-at-least="0.1979in" fo:background-color="#FFFFFF"/>
    </style:style>
    <style:style style:name="T3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6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364" style:parent-style-name="Standard" style:family="paragraph">
      <style:paragraph-properties fo:margin-bottom="0in" style:line-height-at-least="0.1979in" fo:background-color="#FFFFFF"/>
    </style:style>
    <style:style style:name="T3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6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67" style:parent-style-name="Standard" style:family="paragraph">
      <style:paragraph-properties fo:margin-bottom="0in" style:line-height-at-least="0.1979in" fo:background-color="#FFFFFF"/>
    </style:style>
    <style:style style:name="T3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0" style:parent-style-name="Standard" style:family="paragraph">
      <style:paragraph-properties fo:margin-bottom="0in" style:line-height-at-least="0.1979in" fo:background-color="#FFFFFF"/>
    </style:style>
    <style:style style:name="T37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73" style:parent-style-name="Standard" style:family="paragraph">
      <style:paragraph-properties fo:margin-bottom="0in" style:line-height-at-least="0.1979in" fo:background-color="#FFFFFF"/>
    </style:style>
    <style:style style:name="T37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5" style:parent-style-name="Standard" style:family="paragraph">
      <style:paragraph-properties fo:margin-bottom="0in" style:line-height-at-least="0.1979in" fo:background-color="#FFFFFF"/>
    </style:style>
    <style:style style:name="T37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3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8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3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80" style:parent-style-name="Standard" style:family="paragraph">
      <style:paragraph-properties fo:margin-bottom="0in" style:line-height-at-least="0.1979in" fo:background-color="#FFFFFF"/>
    </style:style>
    <style:style style:name="T3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3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84" style:parent-style-name="Standard" style:family="paragraph">
      <style:paragraph-properties fo:margin-bottom="0in" style:line-height-at-least="0.1979in" fo:background-color="#FFFFFF"/>
    </style:style>
    <style:style style:name="T3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3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88" style:parent-style-name="Standard" style:family="paragraph">
      <style:paragraph-properties fo:margin-bottom="0in" style:line-height-at-least="0.1979in" fo:background-color="#FFFFFF"/>
    </style:style>
    <style:style style:name="T3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92" style:parent-style-name="Standard" style:family="paragraph">
      <style:paragraph-properties fo:margin-bottom="0in" style:line-height-at-least="0.1979in" fo:background-color="#FFFFFF"/>
    </style:style>
    <style:style style:name="T3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3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02" style:parent-style-name="Standard" style:family="paragraph">
      <style:paragraph-properties fo:margin-bottom="0in" style:line-height-at-least="0.1979in" fo:background-color="#FFFFFF"/>
    </style:style>
    <style:style style:name="T4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12" style:parent-style-name="Standard" style:family="paragraph">
      <style:paragraph-properties fo:margin-bottom="0in" style:line-height-at-least="0.1979in" fo:background-color="#FFFFFF"/>
    </style:style>
    <style:style style:name="T4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22" style:parent-style-name="Standard" style:family="paragraph">
      <style:paragraph-properties fo:margin-bottom="0in" style:line-height-at-least="0.1979in" fo:background-color="#FFFFFF"/>
    </style:style>
    <style:style style:name="T4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2" style:parent-style-name="Standard" style:family="paragraph">
      <style:paragraph-properties fo:margin-bottom="0in" style:line-height-at-least="0.1979in" fo:background-color="#FFFFFF"/>
    </style:style>
    <style:style style:name="T4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42" style:parent-style-name="Standard" style:family="paragraph">
      <style:paragraph-properties fo:margin-bottom="0in" style:line-height-at-least="0.1979in" fo:background-color="#FFFFFF"/>
    </style:style>
    <style:style style:name="T4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52" style:parent-style-name="Standard" style:family="paragraph">
      <style:paragraph-properties fo:margin-bottom="0in" style:line-height-at-least="0.1979in" fo:background-color="#FFFFFF"/>
    </style:style>
    <style:style style:name="T4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62" style:parent-style-name="Standard" style:family="paragraph">
      <style:paragraph-properties fo:margin-bottom="0in" style:line-height-at-least="0.1979in" fo:background-color="#FFFFFF"/>
    </style:style>
    <style:style style:name="T4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6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4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6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4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4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7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4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473" style:parent-style-name="Standard" style:family="paragraph">
      <style:paragraph-properties fo:margin-bottom="0in" style:line-height-at-least="0.1979in" fo:background-color="#FFFFFF"/>
    </style:style>
    <style:style style:name="T4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76" style:parent-style-name="Standard" style:family="paragraph">
      <style:paragraph-properties fo:margin-bottom="0in" style:line-height-at-least="0.1979in" fo:background-color="#FFFFFF"/>
    </style:style>
    <style:style style:name="T4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82" style:parent-style-name="Standard" style:family="paragraph">
      <style:paragraph-properties fo:margin-bottom="0in" style:line-height-at-least="0.1979in" fo:background-color="#FFFFFF"/>
    </style:style>
    <style:style style:name="T4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88" style:parent-style-name="Standard" style:family="paragraph">
      <style:paragraph-properties fo:margin-bottom="0in" style:line-height-at-least="0.1979in" fo:background-color="#FFFFFF"/>
    </style:style>
    <style:style style:name="T4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P49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9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95" style:parent-style-name="Standard" style:family="paragraph">
      <style:paragraph-properties fo:margin-bottom="0in" style:line-height-at-least="0.1979in" fo:background-color="#FFFFFF"/>
    </style:style>
    <style:style style:name="T4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99" style:parent-style-name="Standard" style:family="paragraph">
      <style:paragraph-properties fo:margin-bottom="0in" style:line-height-at-least="0.1979in" fo:background-color="#FFFFFF"/>
    </style:style>
    <style:style style:name="T5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03" style:parent-style-name="Standard" style:family="paragraph">
      <style:paragraph-properties fo:margin-bottom="0in" style:line-height-at-least="0.1979in" fo:background-color="#FFFFFF"/>
    </style:style>
    <style:style style:name="T5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5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09" style:parent-style-name="Standard" style:family="paragraph">
      <style:paragraph-properties fo:margin-bottom="0in" style:line-height-at-least="0.1979in" fo:background-color="#FFFFFF"/>
    </style:style>
    <style:style style:name="T5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3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5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23" style:parent-style-name="Standard" style:family="paragraph">
      <style:paragraph-properties fo:margin-bottom="0in" style:line-height-at-least="0.1979in" fo:background-color="#FFFFFF"/>
    </style:style>
    <style:style style:name="T5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4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44" style:parent-style-name="Standard" style:family="paragraph">
      <style:paragraph-properties fo:margin-bottom="0in" style:line-height-at-least="0.1979in" fo:background-color="#FFFFFF"/>
    </style:style>
    <style:style style:name="T5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48" style:parent-style-name="Standard" style:family="paragraph">
      <style:paragraph-properties fo:margin-bottom="0in" style:line-height-at-least="0.1979in" fo:background-color="#FFFFFF"/>
    </style:style>
    <style:style style:name="T5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5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5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5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59" style:parent-style-name="Standard" style:family="paragraph">
      <style:paragraph-properties fo:margin-bottom="0in" style:line-height-at-least="0.1979in" fo:background-color="#FFFFFF"/>
    </style:style>
    <style:style style:name="T56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6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62" style:parent-style-name="Standard" style:family="paragraph">
      <style:paragraph-properties fo:margin-bottom="0in" style:line-height-at-least="0.1979in" fo:background-color="#FFFFFF"/>
    </style:style>
    <style:style style:name="T56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5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6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56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6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</office:automatic-styles>
  <office:body>
    <office:text text:use-soft-page-breaks="true">
      <text:p text:style-name="P1"><text:span text:style-name="T2">&lt;template&gt;</text:span></text:p>
      <text:p text:style-name="P3"><text:span text:style-name="T4"> <text:s/></text:span><text:span text:style-name="T5">&lt;!-- ToDo:</text:span></text:p>
      <text:p text:style-name="P6"><text:span text:style-name="T7">  1. Berichtigung Checkbox und Text Load in --&gt;</text:span></text:p>
      <text:p text:style-name="P8"><text:span text:style-name="T9"> <text:s/></text:span><text:span text:style-name="T10">&lt;div&gt;</text:span></text:p>
      <text:p text:style-name="P11"><text:span text:style-name="T12">   <text:s/></text:span><text:span text:style-name="T13">&lt;div</text:span><text:span text:style-name="T14"><text:s/></text:span><text:span text:style-name="T15">style</text:span><text:span text:style-name="T16">="</text:span><text:span text:style-name="T17">width</text:span><text:span text:style-name="T18">:<text:s/></text:span><text:span text:style-name="T19">50%</text:span><text:span text:style-name="T20">;<text:s/></text:span><text:span text:style-name="T21">margin-bottom</text:span><text:span text:style-name="T22">:<text:s/></text:span><text:span text:style-name="T23">20px</text:span><text:span text:style-name="T24">"</text:span><text:span text:style-name="T25">&gt;</text:span></text:p>
      <text:p text:style-name="P26"><text:span text:style-name="T27">     <text:s/></text:span><text:span text:style-name="T28">&lt;b&gt;</text:span><text:span text:style-name="T29">Betreff</text:span><text:span text:style-name="T30">&lt;/b&gt;</text:span></text:p>
      <text:p text:style-name="P31"><text:span text:style-name="T32">     <text:s/></text:span><text:span text:style-name="T33">&lt;p</text:span><text:span text:style-name="T34"><text:s/></text:span><text:span text:style-name="T35">v-if</text:span><text:span text:style-name="T36">="</text:span><text:span text:style-name="T37">betreffValue</text:span><text:span text:style-name="T38"><text:s/></text:span><text:span text:style-name="T39">!=</text:span><text:span text:style-name="T40"><text:s/></text:span><text:span text:style-name="T41">1</text:span><text:span text:style-name="T42">"<text:s/></text:span><text:span text:style-name="T43">style</text:span><text:span text:style-name="T44">="</text:span><text:span text:style-name="T45">color</text:span><text:span text:style-name="T46">:<text:s/></text:span><text:span text:style-name="T47">red</text:span><text:span text:style-name="T48">"</text:span><text:span text:style-name="T49">&gt;</text:span><text:span text:style-name="T50">Bitte trage einen Betreff ein.</text:span><text:span text:style-name="T51">&lt;/p&gt;</text:span></text:p>
      <text:p text:style-name="P52"><text:span text:style-name="T53">     <text:s/></text:span><text:span text:style-name="T54">&lt;scale-text-field</text:span></text:p>
      <text:p text:style-name="P55"><text:span text:style-name="T56">       <text:s/></text:span><text:span text:style-name="T57">label</text:span><text:span text:style-name="T58">=</text:span><text:span text:style-name="T59">"*Betreff:"</text:span></text:p>
      <text:p text:style-name="P60"><text:span text:style-name="T61">       <text:s/></text:span><text:span text:style-name="T62">style</text:span><text:span text:style-name="T63">="</text:span><text:span text:style-name="T64">width</text:span><text:span text:style-name="T65">:<text:s/></text:span><text:span text:style-name="T66">100%</text:span><text:span text:style-name="T67">"</text:span></text:p>
      <text:p text:style-name="P68"><text:span text:style-name="T69">        @</text:span><text:span text:style-name="T70">scale-change</text:span><text:span text:style-name="T71">="</text:span><text:span text:style-name="T72">betreffValue</text:span><text:span text:style-name="T73"><text:s/></text:span><text:span text:style-name="T74">=</text:span><text:span text:style-name="T75"><text:s/></text:span><text:span text:style-name="T76">value</text:span><text:span text:style-name="T77">"</text:span></text:p>
      <text:p text:style-name="P78"><text:span text:style-name="T79">     <text:s/></text:span><text:span text:style-name="T80">/&gt;</text:span></text:p>
      <text:p text:style-name="P81"><text:span text:style-name="T82">   <text:s/></text:span><text:span text:style-name="T83">&lt;/div&gt;</text:span></text:p>
      <text:p text:style-name="P84"><text:span text:style-name="T85">   <text:s/></text:span><text:span text:style-name="T86">&lt;div&gt;</text:span></text:p>
      <text:p text:style-name="P87"><text:span text:style-name="T88">     <text:s/></text:span><text:span text:style-name="T89">&lt;div</text:span><text:span text:style-name="T90"><text:s/></text:span><text:span text:style-name="T91">style</text:span><text:span text:style-name="T92">="</text:span><text:span text:style-name="T93">display</text:span><text:span text:style-name="T94">:<text:s/></text:span><text:span text:style-name="T95">flex</text:span><text:span text:style-name="T96">;<text:s/></text:span><text:span text:style-name="T97">align-items</text:span><text:span text:style-name="T98">:<text:s/></text:span><text:span text:style-name="T99">center</text:span><text:span text:style-name="T100">;<text:s/></text:span><text:span text:style-name="T101">margin-bottom</text:span><text:span text:style-name="T102">:<text:s/></text:span><text:span text:style-name="T103">10px</text:span><text:span text:style-name="T104">"</text:span><text:span text:style-name="T105">&gt;</text:span></text:p>
      <text:p text:style-name="P106"><text:span text:style-name="T107">       <text:s/></text:span><text:span text:style-name="T108">&lt;scale-icon-content-clipboard</text:span><text:span text:style-name="T109"><text:s/></text:span><text:span text:style-name="T110">accessibility-title</text:span><text:span text:style-name="T111">=</text:span><text:span text:style-name="T112">"clipboard"</text:span><text:span text:style-name="T113"><text:s/></text:span><text:span text:style-name="T114">/&gt;</text:span></text:p>
      <text:p text:style-name="P115"><text:span text:style-name="T116">       <text:s/></text:span><text:span text:style-name="T117">&lt;b</text:span><text:span text:style-name="T118"><text:s/></text:span><text:span text:style-name="T119">style</text:span><text:span text:style-name="T120">="</text:span><text:span text:style-name="T121">margin-left</text:span><text:span text:style-name="T122">:<text:s/></text:span><text:span text:style-name="T123">5px</text:span><text:span text:style-name="T124">"</text:span><text:span text:style-name="T125">&gt;</text:span><text:span text:style-name="T126">Inhalt</text:span><text:span text:style-name="T127">&lt;/b&gt;</text:span></text:p>
      <text:p text:style-name="P128"><text:span text:style-name="T129">     <text:s/></text:span><text:span text:style-name="T130">&lt;/div&gt;</text:span></text:p>
      <text:p text:style-name="P131"><text:span text:style-name="T132">     <text:s/></text:span><text:span text:style-name="T133">&lt;p&gt;</text:span></text:p>
      <text:p text:style-name="P134">        (Die Maßnahmen im Status "offen" werden entsprechend der nachfolgenden Auswahl</text:p>
      <text:p text:style-name="P135">        gefiltert/eingeschränkt nach)</text:p>
      <text:p text:style-name="P136"><text:span text:style-name="T137">     <text:s/></text:span><text:span text:style-name="T138">&lt;/p&gt;</text:span></text:p>
      <text:p text:style-name="P139"><text:span text:style-name="T140">     <text:s/></text:span><text:span text:style-name="T141">&lt;p</text:span><text:span text:style-name="T142"><text:s/></text:span><text:span text:style-name="T143">style</text:span><text:span text:style-name="T144">="</text:span><text:span text:style-name="T145">color</text:span><text:span text:style-name="T146">:<text:s/></text:span><text:span text:style-name="T147">red</text:span><text:span text:style-name="T148">"</text:span><text:span text:style-name="T149">&gt;</text:span><text:span text:style-name="T150">Bitte wähle mindestens eine OrgE aus</text:span><text:span text:style-name="T151">&lt;/p&gt;</text:span></text:p>
      <text:p text:style-name="P152"><text:span text:style-name="T153">   <text:s/></text:span><text:span text:style-name="T154">&lt;/div&gt;</text:span></text:p>
      <text:p text:style-name="P155"><text:span text:style-name="T156">   <text:s/></text:span><text:span text:style-name="T157">&lt;h1&gt;</text:span><text:span text:style-name="T158">OrgE</text:span><text:span text:style-name="T159">&lt;/h1&gt;</text:span></text:p>
      <text:p text:style-name="P160"><text:span text:style-name="T161">   <text:s/></text:span><text:span text:style-name="T162">&lt;p&gt;</text:span><text:span text:style-name="T163">(Es werden alle offenen Maßnahmen der nachfolgenden ausgewählten OrgE berücksichtigt)</text:span><text:span text:style-name="T164">&lt;/p&gt;</text:span></text:p>
      <text:p text:style-name="P165"><text:span text:style-name="T166">   <text:s/></text:span><text:span text:style-name="T167">&lt;div</text:span><text:span text:style-name="T168"><text:s/></text:span><text:span text:style-name="T169">style</text:span><text:span text:style-name="T170">="</text:span><text:span text:style-name="T171">padding</text:span><text:span text:style-name="T172">:<text:s/></text:span><text:span text:style-name="T173">10px</text:span><text:span text:style-name="T174">;<text:s/></text:span><text:span text:style-name="T175">padding-bottom</text:span><text:span text:style-name="T176">:<text:s/></text:span><text:span text:style-name="T177">30px</text:span><text:span text:style-name="T178">"</text:span><text:span text:style-name="T179">&gt;</text:span></text:p>
      <text:p text:style-name="P180"><text:span text:style-name="T181">     <text:s/></text:span><text:span text:style-name="T182">&lt;scale-card&gt;</text:span></text:p>
      <text:p text:style-name="P183"><text:span text:style-name="T184">       <text:s/></text:span><text:span text:style-name="T185">&lt;scale-checkbox-group</text:span></text:p>
      <text:p text:style-name="P186"><text:span text:style-name="T187">         <text:s/></text:span><text:span text:style-name="T188">label</text:span><text:span text:style-name="T189">=</text:span><text:span text:style-name="T190">"Alle OrgE - Ost PTI 31"</text:span></text:p>
      <text:p text:style-name="P191"><text:span text:style-name="T192">         <text:s/></text:span><text:span text:style-name="T193">value</text:span><text:span text:style-name="T194">=</text:span><text:span text:style-name="T195">"all"</text:span></text:p>
      <text:p text:style-name="P196"><text:span text:style-name="T197">          @</text:span><text:span text:style-name="T198">change</text:span><text:span text:style-name="T199">="</text:span><text:span text:style-name="T200">handleSelectAll</text:span><text:span text:style-name="T201">"</text:span></text:p>
      <text:p text:style-name="P202"><text:span text:style-name="T203">          :</text:span><text:span text:style-name="T204">checked</text:span><text:span text:style-name="T205">="</text:span><text:span text:style-name="T206">allSelected</text:span><text:span text:style-name="T207">"</text:span></text:p>
      <text:p text:style-name="P208"><text:span text:style-name="T209">       <text:s/></text:span><text:span text:style-name="T210">&gt;</text:span></text:p>
      <text:p text:style-name="P211"><text:span text:style-name="T212">         <text:s/></text:span><text:span text:style-name="T213">&lt;scale-checkbox</text:span></text:p>
      <text:p text:style-name="P214"><text:span text:style-name="T215">           <text:s/></text:span><text:span text:style-name="T216">v-for</text:span><text:span text:style-name="T217">="</text:span><text:span text:style-name="T218">org</text:span><text:span text:style-name="T219"><text:s/></text:span><text:span text:style-name="T220">in</text:span><text:span text:style-name="T221"><text:s/></text:span><text:span text:style-name="T222">selectedOrgE</text:span><text:span text:style-name="T223">"</text:span></text:p>
      <text:p text:style-name="P224"><text:span text:style-name="T225">            :</text:span><text:span text:style-name="T226">key</text:span><text:span text:style-name="T227">="</text:span><text:span text:style-name="T228">org</text:span><text:span text:style-name="T229">.</text:span><text:span text:style-name="T230">value</text:span><text:span text:style-name="T231">"</text:span></text:p>
      <text:p text:style-name="P232"><text:span text:style-name="T233">            :</text:span><text:span text:style-name="T234">label</text:span><text:span text:style-name="T235">="</text:span><text:span text:style-name="T236">org</text:span><text:span text:style-name="T237">.</text:span><text:span text:style-name="T238">value</text:span><text:span text:style-name="T239">"</text:span></text:p>
      <text:p text:style-name="P240"><text:span text:style-name="T241">            :</text:span><text:span text:style-name="T242">value</text:span><text:span text:style-name="T243">="</text:span><text:span text:style-name="T244">org</text:span><text:span text:style-name="T245">.</text:span><text:span text:style-name="T246">value</text:span><text:span text:style-name="T247">"</text:span></text:p>
      <text:p text:style-name="P248"><text:span text:style-name="T249">           <text:s/></text:span><text:span text:style-name="T250">v-model</text:span><text:span text:style-name="T251">="</text:span><text:span text:style-name="T252">org</text:span><text:span text:style-name="T253">.</text:span><text:span text:style-name="T254">selected</text:span><text:span text:style-name="T255">"</text:span></text:p>
      <text:p text:style-name="P256"><text:span text:style-name="T257">         <text:s/></text:span><text:span text:style-name="T258">/&gt;</text:span></text:p>
      <text:p text:style-name="P259"><text:span text:style-name="T260">       <text:s/></text:span><text:span text:style-name="T261">&lt;/scale-checkbox-group&gt;</text:span></text:p>
      <text:p text:style-name="P262"><text:span text:style-name="T263">     <text:s/></text:span><text:span text:style-name="T264">&lt;/scale-card&gt;</text:span></text:p>
      <text:p text:style-name="P265"><text:span text:style-name="T266">   <text:s/></text:span><text:span text:style-name="T267">&lt;/div&gt;</text:span></text:p>
      <text:p text:style-name="P268"/>
      <text:p text:style-name="P269"><text:span text:style-name="T270">   <text:s/></text:span><text:span text:style-name="T271">&lt;scale-checkbox</text:span></text:p>
      <text:p text:style-name="P272"><text:span text:style-name="T273">     <text:s/></text:span><text:span text:style-name="T274">style</text:span><text:span text:style-name="T275">="</text:span><text:span text:style-name="T276">margin-bottom</text:span><text:span text:style-name="T277">:<text:s/></text:span><text:span text:style-name="T278">20px</text:span><text:span text:style-name="T279">;<text:s/></text:span><text:span text:style-name="T280">padding</text:span><text:span text:style-name="T281">:<text:s/></text:span><text:span text:style-name="T282">10px</text:span><text:span text:style-name="T283">;<text:s/></text:span><text:span text:style-name="T284">margin-left</text:span><text:span text:style-name="T285">:<text:s/></text:span><text:span text:style-name="T286">15px</text:span><text:span text:style-name="T287">"</text:span></text:p>
      <text:p text:style-name="P288"><text:span text:style-name="T289">     <text:s/></text:span><text:span text:style-name="T290">label</text:span><text:span text:style-name="T291">=</text:span><text:span text:style-name="T292">'Maßnahmen im Status "Abgeschlossen" in der Benachrichtigung mit darstellen?'</text:span></text:p>
      <text:p text:style-name="P293"><text:span text:style-name="T294">     <text:s/></text:span><text:span text:style-name="T295">v-model</text:span><text:span text:style-name="T296">="</text:span><text:span text:style-name="T297">showCompleted</text:span><text:span text:style-name="T298">"</text:span></text:p>
      <text:p text:style-name="P299"><text:span text:style-name="T300">   <text:s/></text:span><text:span text:style-name="T301">/&gt;</text:span></text:p>
      <text:p text:style-name="P302"/>
      <text:p text:style-name="P303"><text:span text:style-name="T304">   <text:s/></text:span><text:span text:style-name="T305">&lt;p</text:span><text:span text:style-name="T306"><text:s/></text:span><text:span text:style-name="T307">v-if</text:span><text:span text:style-name="T308">="</text:span><text:span text:style-name="T309">showCompleted</text:span><text:span text:style-name="T310">"</text:span><text:span text:style-name="T311">&gt;</text:span></text:p>
      <text:p text:style-name="P312">      Maßnahmen die in den letzten</text:p>
      <text:p text:style-name="P313"><text:span text:style-name="T314">     <text:s/></text:span><text:span text:style-name="T315">&lt;scale-dropdown-select</text:span><text:span text:style-name="T316"><text:s/></text:span><text:span text:style-name="T317">style</text:span><text:span text:style-name="T318">="</text:span><text:span text:style-name="T319">width</text:span><text:span text:style-name="T320">:<text:s/></text:span><text:span text:style-name="T321">3%</text:span><text:span text:style-name="T322">;<text:s/></text:span><text:span text:style-name="T323">display</text:span><text:span text:style-name="T324">:<text:s/></text:span><text:span text:style-name="T325">inline-block</text:span><text:span text:style-name="T326">"<text:s/></text:span><text:span text:style-name="T327">v-model</text:span><text:span text:style-name="T328">="</text:span><text:span text:style-name="T329">selectedDays</text:span><text:span text:style-name="T330">"</text:span><text:span text:style-name="T331">&gt;</text:span></text:p>
      <text:p text:style-name="P332"><text:span text:style-name="T333">       <text:s/></text:span><text:span text:style-name="T334">&lt;scale-dropdown-select-item</text:span><text:span text:style-name="T335"><text:s/></text:span><text:span text:style-name="T336">v-for</text:span><text:span text:style-name="T337">="</text:span><text:span text:style-name="T338">n</text:span><text:span text:style-name="T339"><text:s/></text:span><text:span text:style-name="T340">in</text:span><text:span text:style-name="T341"><text:s/></text:span><text:span text:style-name="T342">20</text:span><text:span text:style-name="T343">" :</text:span><text:span text:style-name="T344">key</text:span><text:span text:style-name="T345">="</text:span><text:span text:style-name="T346">n</text:span><text:span text:style-name="T347">" :</text:span><text:span text:style-name="T348">value</text:span><text:span text:style-name="T349">="</text:span><text:span text:style-name="T350">n</text:span><text:span text:style-name="T351">"</text:span><text:span text:style-name="T352">&gt;</text:span><text:span text:style-name="T353">{{</text:span></text:p>
      <text:p text:style-name="P354"><text:span text:style-name="T355">         <text:s/></text:span><text:span text:style-name="T356">n</text:span></text:p>
      <text:p text:style-name="P357"><text:span text:style-name="T358">        }}</text:span><text:span text:style-name="T359">&lt;/scale-dropdown-select-item&gt;</text:span></text:p>
      <text:p text:style-name="P360"><text:span text:style-name="T361">     <text:s/></text:span><text:span text:style-name="T362">&lt;/scale-dropdown-select&gt;</text:span></text:p>
      <text:p text:style-name="P363">      Wochentage(n) abgeschlossen wurden.</text:p>
      <text:p text:style-name="P364"><text:span text:style-name="T365">   <text:s/></text:span><text:span text:style-name="T366">&lt;/p&gt;</text:span></text:p>
      <text:p text:style-name="P367"><text:span text:style-name="T368"> <text:s/></text:span><text:span text:style-name="T369">&lt;/div&gt;</text:span></text:p>
      <text:p text:style-name="P370"><text:span text:style-name="T371">&lt;/template&gt;</text:span></text:p>
      <text:p text:style-name="P372"/>
      <text:p text:style-name="P373"><text:span text:style-name="T374">&lt;script&gt;</text:span></text:p>
      <text:p text:style-name="P375"><text:span text:style-name="T376">export</text:span><text:span text:style-name="T377"><text:s/></text:span><text:span text:style-name="T378">default</text:span><text:span text:style-name="T379"><text:s/>{</text:span></text:p>
      <text:p text:style-name="P380"><text:span text:style-name="T381"> <text:s/></text:span><text:span text:style-name="T382">data</text:span><text:span text:style-name="T383">() {</text:span></text:p>
      <text:p text:style-name="P384"><text:span text:style-name="T385">   <text:s/></text:span><text:span text:style-name="T386">return</text:span><text:span text:style-name="T387"><text:s/>{</text:span></text:p>
      <text:p text:style-name="P388"><text:span text:style-name="T389">     <text:s/></text:span><text:span text:style-name="T390">selectedOrgE:</text:span><text:span text:style-name="T391"><text:s/>[</text:span></text:p>
      <text:p text:style-name="P392"><text:span text:style-name="T393">        {<text:s/></text:span><text:span text:style-name="T394">value:</text:span><text:span text:style-name="T395"><text:s/></text:span><text:span text:style-name="T396">"PTI31"</text:span><text:span text:style-name="T397">,<text:s/></text:span><text:span text:style-name="T398">selected:</text:span><text:span text:style-name="T399"><text:s/></text:span><text:span text:style-name="T400">false</text:span><text:span text:style-name="T401"><text:s/>},</text:span></text:p>
      <text:p text:style-name="P402"><text:span text:style-name="T403">        {<text:s/></text:span><text:span text:style-name="T404">value:</text:span><text:span text:style-name="T405"><text:s/></text:span><text:span text:style-name="T406">"AS"</text:span><text:span text:style-name="T407">,<text:s/></text:span><text:span text:style-name="T408">selected:</text:span><text:span text:style-name="T409"><text:s/></text:span><text:span text:style-name="T410">false</text:span><text:span text:style-name="T411"><text:s/>},</text:span></text:p>
      <text:p text:style-name="P412"><text:span text:style-name="T413">        {<text:s/></text:span><text:span text:style-name="T414">value:</text:span><text:span text:style-name="T415"><text:s/></text:span><text:span text:style-name="T416">"AM1"</text:span><text:span text:style-name="T417">,<text:s/></text:span><text:span text:style-name="T418">selected:</text:span><text:span text:style-name="T419"><text:s/></text:span><text:span text:style-name="T420">false</text:span><text:span text:style-name="T421"><text:s/>},</text:span></text:p>
      <text:p text:style-name="P422"><text:span text:style-name="T423">        {<text:s/></text:span><text:span text:style-name="T424">value:</text:span><text:span text:style-name="T425"><text:s/></text:span><text:span text:style-name="T426">"AM2"</text:span><text:span text:style-name="T427">,<text:s/></text:span><text:span text:style-name="T428">selected:</text:span><text:span text:style-name="T429"><text:s/></text:span><text:span text:style-name="T430">false</text:span><text:span text:style-name="T431"><text:s/>},</text:span></text:p>
      <text:p text:style-name="P432"><text:span text:style-name="T433">        {<text:s/></text:span><text:span text:style-name="T434">value:</text:span><text:span text:style-name="T435"><text:s/></text:span><text:span text:style-name="T436">"AT1"</text:span><text:span text:style-name="T437">,<text:s/></text:span><text:span text:style-name="T438">selected:</text:span><text:span text:style-name="T439"><text:s/></text:span><text:span text:style-name="T440">false</text:span><text:span text:style-name="T441"><text:s/>},</text:span></text:p>
      <text:p text:style-name="P442"><text:span text:style-name="T443">        {<text:s/></text:span><text:span text:style-name="T444">value:</text:span><text:span text:style-name="T445"><text:s/></text:span><text:span text:style-name="T446">"PL"</text:span><text:span text:style-name="T447">,<text:s/></text:span><text:span text:style-name="T448">selected:</text:span><text:span text:style-name="T449"><text:s/></text:span><text:span text:style-name="T450">false</text:span><text:span text:style-name="T451"><text:s/>},</text:span></text:p>
      <text:p text:style-name="P452"><text:span text:style-name="T453">        {<text:s/></text:span><text:span text:style-name="T454">value:</text:span><text:span text:style-name="T455"><text:s/></text:span><text:span text:style-name="T456">"ÜL1"</text:span><text:span text:style-name="T457">,<text:s/></text:span><text:span text:style-name="T458">selected:</text:span><text:span text:style-name="T459"><text:s/></text:span><text:span text:style-name="T460">false</text:span><text:span text:style-name="T461"><text:s/>},</text:span></text:p>
      <text:p text:style-name="P462"><text:span text:style-name="T463">       <text:s/></text:span><text:span text:style-name="T464">{<text:s/></text:span><text:span text:style-name="T465">value:</text:span><text:span text:style-name="T466"><text:s/></text:span><text:span text:style-name="T467">"ÜL2"</text:span><text:span text:style-name="T468">,<text:s/></text:span><text:span text:style-name="T469">selected:</text:span><text:span text:style-name="T470"><text:s/></text:span><text:span text:style-name="T471">false</text:span><text:span text:style-name="T472"><text:s/>}</text:span></text:p>
      <text:p text:style-name="P473"><text:span text:style-name="T474">     <text:s/></text:span><text:span text:style-name="T475">],</text:span></text:p>
      <text:p text:style-name="P476"><text:span text:style-name="T477">     <text:s/></text:span><text:span text:style-name="T478">allSelected:</text:span><text:span text:style-name="T479"><text:s/></text:span><text:span text:style-name="T480">false</text:span><text:span text:style-name="T481">,</text:span></text:p>
      <text:p text:style-name="P482"><text:span text:style-name="T483">     <text:s/></text:span><text:span text:style-name="T484">showCompleted:</text:span><text:span text:style-name="T485"><text:s/></text:span><text:span text:style-name="T486">false</text:span><text:span text:style-name="T487">,</text:span></text:p>
      <text:p text:style-name="P488"><text:span text:style-name="T489">     <text:s/></text:span><text:span text:style-name="T490">betreffValue:</text:span><text:span text:style-name="T491"><text:s/></text:span><text:span text:style-name="T492">""</text:span></text:p>
      <text:p text:style-name="P493">    };</text:p>
      <text:p text:style-name="P494">  },</text:p>
      <text:p text:style-name="P495"><text:span text:style-name="T496"> <text:s/></text:span><text:span text:style-name="T497">computed:</text:span><text:span text:style-name="T498"><text:s/>{},</text:span></text:p>
      <text:p text:style-name="P499"><text:span text:style-name="T500"> <text:s/></text:span><text:span text:style-name="T501">methods:</text:span><text:span text:style-name="T502"><text:s/>{</text:span></text:p>
      <text:p text:style-name="P503"><text:span text:style-name="T504">   <text:s/></text:span><text:span text:style-name="T505">handleSelectAll</text:span><text:span text:style-name="T506">(</text:span><text:span text:style-name="T507">event</text:span><text:span text:style-name="T508">) {</text:span></text:p>
      <text:p text:style-name="P509"><text:span text:style-name="T510">     <text:s/></text:span><text:span text:style-name="T511">const</text:span><text:span text:style-name="T512"><text:s/></text:span><text:span text:style-name="T513">selectAll</text:span><text:span text:style-name="T514"><text:s/></text:span><text:span text:style-name="T515">=</text:span><text:span text:style-name="T516"><text:s/></text:span><text:span text:style-name="T517">event</text:span><text:span text:style-name="T518">.</text:span><text:span text:style-name="T519">target</text:span><text:span text:style-name="T520">.</text:span><text:span text:style-name="T521">checked</text:span><text:span text:style-name="T522">;</text:span></text:p>
      <text:p text:style-name="P523"><text:span text:style-name="T524">     <text:s/></text:span><text:span text:style-name="T525">this</text:span><text:span text:style-name="T526">.</text:span><text:span text:style-name="T527">selectedOrgE</text:span><text:span text:style-name="T528">.</text:span><text:span text:style-name="T529">forEach</text:span><text:span text:style-name="T530">((</text:span><text:span text:style-name="T531">org</text:span><text:span text:style-name="T532">)<text:s/></text:span><text:span text:style-name="T533">=&gt;</text:span><text:span text:style-name="T534"><text:s/>(</text:span><text:span text:style-name="T535">org</text:span><text:span text:style-name="T536">.</text:span><text:span text:style-name="T537">selected</text:span><text:span text:style-name="T538"><text:s/></text:span><text:span text:style-name="T539">=</text:span><text:span text:style-name="T540"><text:s/></text:span><text:span text:style-name="T541">selectAll</text:span><text:span text:style-name="T542">));</text:span></text:p>
      <text:p text:style-name="P543">    },</text:p>
      <text:p text:style-name="P544"><text:span text:style-name="T545">   <text:s/></text:span><text:span text:style-name="T546">showCompleted</text:span><text:span text:style-name="T547">() {</text:span></text:p>
      <text:p text:style-name="P548"><text:span text:style-name="T549">     <text:s/></text:span><text:span text:style-name="T550">return</text:span><text:span text:style-name="T551"><text:s/></text:span><text:span text:style-name="T552">this</text:span><text:span text:style-name="T553">.</text:span><text:span text:style-name="T554">showDropdown</text:span><text:span text:style-name="T555">;</text:span></text:p>
      <text:p text:style-name="P556">    }</text:p>
      <text:p text:style-name="P557">  }</text:p>
      <text:p text:style-name="P558">};</text:p>
      <text:p text:style-name="P559"><text:span text:style-name="T560">&lt;/script&gt;</text:span></text:p>
      <text:p text:style-name="P561"/>
      <text:p text:style-name="P562"><text:span text:style-name="T563">&lt;style</text:span><text:span text:style-name="T564"><text:s/></text:span><text:span text:style-name="T565">scoped</text:span><text:span text:style-name="T566">&gt;&lt;/style&gt;</text:span></text:p>
      <text:p text:style-name="P56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üttner, Valentin</meta:initial-creator>
    <dc:creator>Büttner, Valentin</dc:creator>
    <meta:creation-date>2024-09-23T12:06:00Z</meta:creation-date>
    <dc:date>2024-09-23T12:06:00Z</dc:date>
    <meta:template xlink:href="Normal.dotm" xlink:type="simple"/>
    <meta:editing-cycles>1</meta:editing-cycles>
    <meta:editing-duration>PT0S</meta:editing-duration>
    <meta:document-statistic meta:page-count="1" meta:paragraph-count="5" meta:word-count="391" meta:character-count="2853" meta:row-count="20" meta:non-whitespace-character-count="2467"/>
  </office:meta>
</office:document-meta>
</file>